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570000002AA0F8D6EED7D8A35C.png" manifest:media-type="image/png"/>
  <manifest:file-entry manifest:full-path="Pictures/10000000000000910000002D2B6CB591C422F7A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 fo:min-height="1.556cm" fo:min-width="3.306cm" style:writing-mode="lr-tb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0.158cm" fo:min-width="0.321cm" fo:wrap-option="wrap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0.652cm" fo:min-width="0cm" fo:padding-top="0.142cm" fo:padding-bottom="0.142cm" fo:padding-left="0.267cm" fo:padding-right="0.267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2.05cm" svg:y="3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3.3cm 2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6.05cm 5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2.75cm" svg:height="0.962cm" svg:x="1.55cm" svg:y="1.488cm">
          <draw:text-box>
            <text:p>Input ‘x’</text:p>
          </draw:text-box>
        </draw:frame>
        <draw:frame draw:style-name="gr3" draw:text-style-name="P3" draw:layer="layout" svg:width="4.25cm" svg:height="0.962cm" svg:x="2.55cm" svg:y="6.738cm">
          <draw:text-box>
            <text:p>Output H(‘x’)</text:p>
          </draw:text-box>
        </draw:frame>
        <draw:custom-shape draw:style-name="gr1" draw:text-style-name="P1" draw:layer="layout" svg:width="4cm" svg:height="2cm" svg:x="8.55cm" svg:y="3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9.8cm 2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2.55cm 5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8.05cm" svg:y="1.488cm">
          <draw:text-box>
            <text:p>10100111001</text:p>
          </draw:text-box>
        </draw:frame>
        <draw:frame draw:style-name="gr4" draw:text-style-name="P4" draw:layer="layout" svg:width="3.5cm" svg:height="1.039cm" svg:x="9.25cm" svg:y="6.961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15.05cm" svg:y="3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6.3cm 2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9.05cm 5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75cm" svg:height="1.039cm" svg:x="15.75cm" svg:y="6.973cm">
          <draw:text-box>
            <text:p><text:span text:style-name="T1">8168a615000eb277d1d739ee65f534c5</text:span></text:p>
          </draw:text-box>
        </draw:frame>
        <draw:frame draw:style-name="gr4" draw:text-style-name="P4" draw:layer="layout" svg:width="3.5cm" svg:height="1.039cm" svg:x="14.75cm" svg:y="1.5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2.8cm" svg:y="10.3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1.5707963267949) translate (3.05cm 10.3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1.5707963267949) translate (5.799cm 13.5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5cm" svg:height="1.039cm" svg:x="3.5cm" svg:y="13.612cm">
          <draw:text-box>
            <text:p><text:span text:style-name="T1">f88ac9b5b33dce1b9f27f974041ed4a4</text:span></text:p>
          </draw:text-box>
        </draw:frame>
        <draw:frame draw:style-name="gr3" draw:text-style-name="P3" draw:layer="layout" svg:width="1.75cm" svg:height="0.962cm" svg:x="2.7cm" svg:y="8.25cm">
          <draw:text-box>
            <text:p>???</text:p>
          </draw:text-box>
        </draw:frame>
        <draw:custom-shape draw:style-name="gr1" draw:text-style-name="P1" draw:layer="layout" svg:width="4cm" svg:height="2cm" svg:x="5cm" svg:y="18.0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6.25cm 16.7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9cm 20.0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5.2cm" svg:y="15.8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12cm" svg:y="18.0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3.25cm 16.7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6cm 20.0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5.2cm" svg:y="15.8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12.2cm" svg:y="15.8cm">
          <draw:text-box>
            <text:p>X<text:span text:style-name="T2">2</text:span></text:p>
          </draw:text-box>
        </draw:frame>
        <draw:frame draw:style-name="gr3" draw:text-style-name="P3" draw:layer="layout" svg:width="1.2cm" svg:height="0.962cm" svg:x="8cm" svg:y="21.338cm">
          <draw:text-box>
            <text:p>Y<text:span text:style-name="T2">1</text:span></text:p>
          </draw:text-box>
        </draw:frame>
        <draw:frame draw:style-name="gr3" draw:text-style-name="P3" draw:layer="layout" svg:width="1.2cm" svg:height="0.962cm" svg:x="15.05cm" svg:y="21.338cm">
          <draw:text-box>
            <text:p>Y<text:span text:style-name="T2">2</text:span></text:p>
          </draw:text-box>
        </draw:frame>
        <draw:frame draw:style-name="gr5" draw:text-style-name="P3" draw:layer="layout" svg:width="5cm" svg:height="1.75cm" svg:x="8cm" svg:y="23.55cm">
          <draw:text-box>
            <text:p><text:span text:style-name="T3">If </text:span><text:span text:style-name="T4">X</text:span><text:span text:style-name="T5">1</text:span><text:span text:style-name="T4"> != </text:span><text:span text:style-name="T6">X</text:span><text:span text:style-name="T7">2</text:span>, then</text:p>
            <text:p><text:span text:style-name="T3"><text:tab/></text:span><text:span text:style-name="T4">Y</text:span><text:span text:style-name="T5">1</text:span><text:span text:style-name="T4"> != Y</text:span><text:span text:style-name="T7">2</text:span></text:p>
          </draw:text-box>
        </draw:frame>
        <draw:custom-shape draw:style-name="gr6" draw:text-style-name="P5" draw:layer="layout" svg:width="1cm" svg:height="11.5cm" draw:transform="rotate (-1.5707963267949) translate (16.25cm 22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6.5cm" svg:height="1.75cm" svg:x="13.5cm" svg:y="24.25cm">
          <draw:text-box>
            <text:p><text:span text:style-name="T3">If </text:span><text:span text:style-name="T4">X</text:span><text:span text:style-name="T5">1</text:span><text:span text:style-name="T4"> != </text:span><text:span text:style-name="T6">X</text:span><text:span text:style-name="T7">2</text:span>, then</text:p>
            <text:p><text:span text:style-name="T3"><text:tab/></text:span><text:span text:style-name="T4">H(X</text:span><text:span text:style-name="T5">1</text:span><text:span text:style-name="T4">) != H(X</text:span><text:span text:style-name="T5">2</text:span><text:span text:style-name="T4">)</text:span></text:p>
          </draw:text-box>
        </draw:frame>
        <draw:custom-shape draw:style-name="gr1" draw:text-style-name="P1" draw:layer="layout" svg:width="4cm" svg:height="2cm" svg:x="9.05cm" svg:y="10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3cm 9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3.05cm 12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8.55cm" svg:y="8.5cm">
          <draw:text-box>
            <text:p>monkey123</text:p>
          </draw:text-box>
        </draw:frame>
        <draw:frame draw:style-name="gr4" draw:text-style-name="P4" draw:layer="layout" svg:width="3.5cm" svg:height="1.039cm" svg:x="9.75cm" svg:y="13.973cm">
          <draw:text-box>
            <text:p><text:span text:style-name="T1">cc25c0f861a83f5efadc6e1ba9d1269e</text:span></text:p>
          </draw:text-box>
        </draw:frame>
        <draw:custom-shape draw:style-name="gr1" draw:text-style-name="P1" draw:layer="layout" svg:width="4cm" svg:height="2cm" svg:x="14.35cm" svg:y="10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5.6cm 9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svg:x="18.35cm" svg:y="11.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4cm" svg:height="2cm" svg:x="4.131cm" svg:y="7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5.381cm 5.9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8.131cm 9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2cm" svg:y="5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8.816cm" svg:y="7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066cm 5.9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0.016cm 9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2cm" svg:y="5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9.016cm" svg:y="5cm">
          <draw:text-box>
            <text:p>X<text:span text:style-name="T2">2</text:span></text:p>
          </draw:text-box>
        </draw:frame>
        <draw:frame draw:style-name="gr7" draw:text-style-name="P5" draw:layer="layout" svg:width="2.584cm" svg:height="0.801cm" svg:x="7.416cm" svg:y="10.699cm">
          <draw:image xlink:href="Pictures/10000000000000910000002D2B6CB591C422F7AD.png" xlink:type="simple" xlink:show="embed" xlink:actuate="onLoad" draw:mime-type="image/png">
            <text:p/>
          </draw:image>
        </draw:frame>
        <draw:custom-shape draw:style-name="gr1" draw:text-style-name="P1" draw:layer="layout" svg:width="4cm" svg:height="2cm" svg:x="4.75cm" svg:y="16.46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6cm 15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8.75cm 18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819cm" svg:y="14.25cm">
          <draw:text-box>
            <text:p>X<text:span text:style-name="T2">1</text:span></text:p>
          </draw:text-box>
        </draw:frame>
        <draw:custom-shape draw:style-name="gr1" draw:text-style-name="P1" draw:layer="layout" svg:width="4cm" svg:height="2cm" svg:x="9.435cm" svg:y="16.46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0.685cm 15.2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0.635cm 18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1.2cm" svg:height="0.962cm" svg:x="4.819cm" svg:y="14.25cm">
          <draw:text-box>
            <text:p>X<text:span text:style-name="T2">1</text:span></text:p>
          </draw:text-box>
        </draw:frame>
        <draw:frame draw:style-name="gr3" draw:text-style-name="P3" draw:layer="layout" svg:width="1.2cm" svg:height="0.962cm" svg:x="9.635cm" svg:y="14.25cm">
          <draw:text-box>
            <text:p>X<text:span text:style-name="T2">2</text:span></text:p>
          </draw:text-box>
        </draw:frame>
        <draw:frame draw:style-name="gr8" draw:text-style-name="P6" draw:layer="layout" svg:width="7.75cm" svg:height="0.725cm" svg:x="1.45cm" svg:y="19.829cm">
          <draw:text-box>
            <text:p><text:span text:style-name="T8">f2d188280d2032d0f5431f93119163f3</text:span></text:p>
          </draw:text-box>
        </draw:frame>
        <draw:frame draw:style-name="gr7" draw:text-style-name="P5" draw:layer="layout" svg:width="1.5cm" svg:height="0.724cm" svg:x="9.138cm" svg:y="19.845cm">
          <draw:image xlink:href="Pictures/10000000000000570000002AA0F8D6EED7D8A35C.png" xlink:type="simple" xlink:show="embed" xlink:actuate="onLoad" draw:mime-type="image/png">
            <text:p/>
          </draw:image>
        </draw:frame>
        <draw:custom-shape draw:style-name="gr1" draw:text-style-name="P1" draw:layer="layout" svg:width="4cm" svg:height="2cm" svg:x="14.75cm" svg:y="11.25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8.4cm 10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5.95cm 13.2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cm" svg:height="2cm" svg:x="8.75cm" svg:y="23.2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3.14159265358979) translate (14cm 24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3.14159265358979) translate (8.75cm 24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4cm" svg:height="2cm" svg:x="2.3cm" svg:y="8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3.55cm 7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6.3cm 10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1.8cm" svg:y="6.5cm">
          <draw:text-box>
            <text:p>monkey123</text:p>
          </draw:text-box>
        </draw:frame>
        <draw:frame draw:style-name="gr4" draw:text-style-name="P4" draw:layer="layout" svg:width="3.5cm" svg:height="1.039cm" svg:x="3cm" svg:y="11.973cm">
          <draw:text-box>
            <text:p><text:span text:style-name="T1">cc25c0f861a83f5efadc6e1ba9d1269e</text:span></text:p>
          </draw:text-box>
        </draw:frame>
        <draw:frame draw:style-name="gr9" draw:text-style-name="P8" draw:layer="layout" svg:width="2cm" svg:height="1.517cm" svg:x="20.75cm" svg:y="5.983cm">
          <draw:text-box>
            <text:p text:style-name="P7"><text:span text:style-name="T9">📚</text:span></text:p>
          </draw:text-box>
        </draw:frame>
        <draw:custom-shape draw:style-name="gr1" draw:text-style-name="P1" draw:layer="layout" svg:width="4cm" svg:height="2cm" svg:x="8.3cm" svg:y="8.712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9.55cm 7.4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2.3cm 10.71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4.5cm" svg:height="0.962cm" svg:x="7.8cm" svg:y="6.5cm">
          <draw:text-box>
            <text:p>10100111001</text:p>
          </draw:text-box>
        </draw:frame>
        <draw:frame draw:style-name="gr4" draw:text-style-name="P4" draw:layer="layout" svg:width="3.5cm" svg:height="1.039cm" svg:x="9cm" svg:y="11.973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14.8cm" svg:y="8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16.05cm 7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18.8cm 10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75cm" svg:height="1.039cm" svg:x="15.5cm" svg:y="11.961cm">
          <draw:text-box>
            <text:p><text:span text:style-name="T1">8168a615000eb277d1d739ee65f534c5</text:span></text:p>
          </draw:text-box>
        </draw:frame>
        <draw:frame draw:style-name="gr4" draw:text-style-name="P4" draw:layer="layout" svg:width="3.5cm" svg:height="1.039cm" svg:x="14.5cm" svg:y="6.488cm">
          <draw:text-box>
            <text:p><text:span text:style-name="T1">f88ac9b5b33dce1b9f27f974041ed4a4</text:span></text:p>
          </draw:text-box>
        </draw:frame>
        <draw:custom-shape draw:style-name="gr1" draw:text-style-name="P1" draw:layer="layout" svg:width="4cm" svg:height="2cm" svg:x="20.9cm" svg:y="8.7cm">
          <text:p text:style-name="P1">Hash function H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5cm" svg:height="1cm" draw:transform="rotate (-1.5707963267949) translate (22.15cm 7.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1cm" draw:transform="rotate (-1.5707963267949) translate (24.9cm 10.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4" draw:layer="layout" svg:width="3.75cm" svg:height="1.039cm" svg:x="21.6cm" svg:y="11.961cm">
          <draw:text-box>
            <text:p><text:span text:style-name="T1">e07dcec922e082cf2bf7a5176a4f66c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4-14T13:00:02.923279141</meta:creation-date>
    <dc:date>2023-07-08T20:49:44.320069506</dc:date>
    <dc:creator>Chris Cameron</dc:creator>
    <meta:editing-duration>P4DT1H3M55S</meta:editing-duration>
    <meta:editing-cycles>9</meta:editing-cycles>
    <meta:generator>LibreOffice/7.5.4.2$Linux_X86_64 LibreOffice_project/50$Build-2</meta:generator>
    <meta:document-statistic meta:object-count="89"/>
  </office:meta>
</office:document-meta>
</file>